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0" fo:orphans="0" fo:break-before="page" fo:border="0in solid #FFFFFF" fo:padding="0.4305in" style:shadow="#000000 0in 0in" style:page-number="1"/>
      <style:text-properties style:font-name="Calibri" style:font-name-asian="Droid Sans" style:font-name-complex="Calibri" fo:font-weight="bold" style:font-weight-asian="bold" fo:font-size="6pt" style:font-size-asian="6pt"/>
    </style:style>
    <style:style style:name="P14" style:parent-style-name="Standard" style:family="paragraph">
      <style:paragraph-properties fo:widows="0" fo:orphans="0" fo:border="0in solid #FFFFFF" fo:padding="0.4305in" style:shadow="#000000 0in 0in"/>
    </style:style>
    <style:style style:name="T15" style:parent-style-name="Absatz-Standardschriftart" style:family="text">
      <style:text-properties style:font-name="Calibri" style:font-name-asian="Droid Sans" style:font-name-complex="Calibri" fo:font-weight="bold" style:font-weight-asian="bold" fo:font-size="10pt" style:font-size-asian="10pt" style:font-size-complex="10pt"/>
    </style:style>
    <style:style style:name="T16" style:parent-style-name="Absatz-Standardschriftart" style:family="text">
      <style:text-properties style:font-name="Calibri" style:font-name-asian="Droid Sans" style:font-name-complex="Calibri" fo:font-weight="bold" style:font-weight-asian="bold" fo:font-size="10pt" style:font-size-asian="10pt" style:font-size-complex="10pt"/>
    </style:style>
    <style:style style:name="T17" style:parent-style-name="Absatz-Standardschriftart" style:family="text">
      <style:text-properties style:font-name="Calibri" style:font-name-asian="Droid Sans" style:font-name-complex="Calibri" fo:font-size="10pt" style:font-size-asian="10pt" style:font-size-complex="10pt"/>
    </style:style>
    <style:style style:name="T18" style:parent-style-name="Absatz-Standardschriftart" style:family="text">
      <style:text-properties style:font-name="Calibri" style:font-name-asian="Droid Sans" style:font-name-complex="Calibri" fo:font-size="10pt" style:font-size-asian="10pt" style:font-size-complex="10pt"/>
    </style:style>
    <style:style style:name="T19" style:parent-style-name="Absatz-Standardschriftart" style:family="text">
      <style:text-properties style:font-name="Calibri" style:font-name-asian="Droid Sans" style:font-name-complex="Calibri" fo:font-size="10pt" style:font-size-asian="10pt" style:font-size-complex="10pt"/>
    </style:style>
    <style:style style:name="T20" style:parent-style-name="Absatz-Standardschriftart" style:family="text">
      <style:text-properties style:font-name="Calibri" style:font-name-asian="Droid Sans" style:font-name-complex="Calibri" fo:font-size="10pt" style:font-size-asian="10pt" style:font-size-complex="10pt"/>
    </style:style>
    <style:style style:name="P21" style:parent-style-name="Standard" style:family="paragraph">
      <style:paragraph-properties fo:widows="0" fo:orphans="0" fo:border="0in solid #FFFFFF" fo:padding="0.4305in" style:shadow="#000000 0in 0in"/>
      <style:text-properties style:font-name="Calibri" style:font-name-asian="Droid Sans" style:font-name-complex="Calibri" fo:font-weight="bold" style:font-weight-asian="bold" fo:font-size="6pt" style:font-size-asian="6pt" style:font-size-complex="10pt"/>
    </style:style>
    <style:style style:name="P22" style:parent-style-name="Standard" style:family="paragraph">
      <style:paragraph-properties fo:widows="0" fo:orphans="0" fo:border="0in solid #FFFFFF" fo:padding="0.4305in" style:shadow="#000000 0in 0in"/>
      <style:text-properties style:font-name="Calibri" style:font-name-asian="Droid Sans" style:font-name-complex="Calibri" fo:font-weight="bold" style:font-weight-asian="bold" fo:font-size="10pt" style:font-size-asian="10pt" style:font-size-complex="10pt"/>
    </style:style>
    <style:style style:name="P23" style:parent-style-name="Listenabsatz" style:family="paragraph">
      <style:paragraph-properties fo:widows="0" fo:orphans="0" fo:border="0in solid #FFFFFF" fo:padding="0.4305in" style:shadow="#000000 0in 0in" fo:margin-left="0.3937in">
        <style:tab-stops/>
      </style:paragraph-properties>
    </style:style>
    <style:style style:name="T24" style:parent-style-name="Absatz-Standardschriftart" style:family="text">
      <style:text-properties style:font-name="Calibri" style:font-name-asian="Droid Sans" style:font-name-complex="Calibri" fo:font-size="10pt" style:font-size-asian="10pt" style:font-size-complex="10pt"/>
    </style:style>
    <style:style style:name="P25" style:parent-style-name="Listenabsatz" style:family="paragraph">
      <style:paragraph-properties fo:widows="0" fo:orphans="0" fo:border="0in solid #FFFFFF" fo:padding="0.4305in" style:shadow="#000000 0in 0in" fo:margin-left="0.3937in">
        <style:tab-stops/>
      </style:paragraph-properties>
    </style:style>
    <style:style style:name="T26" style:parent-style-name="Absatz-Standardschriftart" style:family="text">
      <style:text-properties style:font-name="Calibri" style:font-name-asian="Droid Sans" style:font-name-complex="Calibri" fo:font-size="10pt" style:font-size-asian="10pt" style:font-size-complex="10pt"/>
    </style:style>
    <style:style style:name="P27" style:parent-style-name="Listenabsatz" style:family="paragraph">
      <style:paragraph-properties fo:widows="0" fo:orphans="0" fo:border="0in solid #FFFFFF" fo:padding="0.4305in" style:shadow="#000000 0in 0in" fo:margin-left="0.3937in">
        <style:tab-stops/>
      </style:paragraph-properties>
    </style:style>
    <style:style style:name="T28" style:parent-style-name="Absatz-Standardschriftart" style:family="text">
      <style:text-properties style:font-name="Calibri" style:font-name-asian="Droid Sans" style:font-name-complex="Calibri" fo:font-size="10pt" style:font-size-asian="10pt" style:font-size-complex="10pt"/>
    </style:style>
    <style:style style:name="P29" style:parent-style-name="Standard" style:family="paragraph">
      <style:paragraph-properties fo:widows="0" fo:orphans="0" fo:border="0in solid #FFFFFF" fo:padding="0.4305in" style:shadow="#000000 0in 0in" fo:line-height="115%"/>
      <style:text-properties style:font-name="Calibri" style:font-name-asian="Arial" style:font-name-complex="Calibri" fo:font-size="4pt" style:font-size-asian="4pt" style:font-size-complex="11pt"/>
    </style:style>
    <style:style style:name="TableColumn31" style:family="table-column">
      <style:table-column-properties style:column-width="1.3715in" style:use-optimal-column-width="false"/>
    </style:style>
    <style:style style:name="TableColumn32" style:family="table-column">
      <style:table-column-properties style:column-width="2.2638in" style:use-optimal-column-width="false"/>
    </style:style>
    <style:style style:name="TableColumn33" style:family="table-column">
      <style:table-column-properties style:column-width="2.4611in" style:use-optimal-column-width="false"/>
    </style:style>
    <style:style style:name="TableColumn34" style:family="table-column">
      <style:table-column-properties style:column-width="2.2638in" style:use-optimal-column-width="false"/>
    </style:style>
    <style:style style:name="TableColumn35" style:family="table-column">
      <style:table-column-properties style:column-width="2.1659in" style:use-optimal-column-width="false"/>
    </style:style>
    <style:style style:name="Table30" style:family="table">
      <style:table-properties style:width="10.5263in" fo:margin-left="0in" table:align="left"/>
    </style:style>
    <style:style style:name="TableRow36" style:family="table-row">
      <style:table-row-properties style:min-row-height="0.4916in" style:use-optimal-row-height="false"/>
    </style:style>
    <style:style style:name="TableCell37" style:family="table-cell">
      <style:table-cell-properties fo:border="0.0138in solid #000000" fo:background-color="#595959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widows="0" fo:orphans="0" fo:border="0in solid #FFFFFF" fo:padding="0.4305in" style:shadow="#000000 0in 0in"/>
      <style:text-properties style:font-name="Calibri" style:font-name-asian="Droid Sans" style:font-name-complex="Calibri" fo:font-size="13pt" style:font-size-asian="13pt" style:font-size-complex="14pt"/>
    </style:style>
    <style:style style:name="P39" style:parent-style-name="Standard" style:family="paragraph">
      <style:paragraph-properties fo:widows="0" fo:orphans="0" fo:border="0in solid #FFFFFF" fo:padding="0.4305in" style:shadow="#000000 0in 0in"/>
      <style:text-properties style:font-name="Calibri" style:font-name-asian="Droid Sans" style:font-name-complex="Calibri" fo:font-size="13pt" style:font-size-asian="13pt" style:font-size-complex="14pt"/>
    </style:style>
    <style:style style:name="TableCell40" style:family="table-cell">
      <style:table-cell-properties fo:border="0.0138in solid #000000" fo:background-color="#595959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widows="0" fo:orphans="0" fo:border="0in solid #FFFFFF" fo:padding="0.4305in" style:shadow="#000000 0in 0in" fo:text-align="center"/>
      <style:text-properties style:font-name="Calibri" style:font-name-asian="Droid Sans" style:font-name-complex="Calibri" fo:font-weight="bold" style:font-weight-asian="bold" fo:color="#FFFFFF" fo:font-size="11pt" style:font-size-asian="11pt" style:font-size-complex="14pt"/>
    </style:style>
    <style:style style:name="P42" style:parent-style-name="Standard" style:family="paragraph">
      <style:paragraph-properties fo:widows="0" fo:orphans="0" fo:border="0in solid #FFFFFF" fo:padding="0.4305in" style:shadow="#000000 0in 0in" fo:text-align="center"/>
    </style:style>
    <style:style style:name="T43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44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45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46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47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48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ableCell49" style:family="table-cell">
      <style:table-cell-properties fo:border="0.0138in solid #000000" fo:background-color="#595959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widows="0" fo:orphans="0" fo:border="0in solid #FFFFFF" fo:padding="0.4305in" style:shadow="#000000 0in 0in" fo:text-align="center"/>
      <style:text-properties style:font-name="Calibri" style:font-name-asian="Droid Sans" style:font-name-complex="Calibri" fo:font-weight="bold" style:font-weight-asian="bold" fo:color="#FFFFFF" fo:font-size="11pt" style:font-size-asian="11pt" style:font-size-complex="14pt"/>
    </style:style>
    <style:style style:name="P51" style:parent-style-name="Standard" style:family="paragraph">
      <style:paragraph-properties fo:widows="0" fo:orphans="0" fo:border="0in solid #FFFFFF" fo:padding="0.4305in" style:shadow="#000000 0in 0in" fo:text-align="center"/>
    </style:style>
    <style:style style:name="T52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53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54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55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ableCell56" style:family="table-cell">
      <style:table-cell-properties fo:border="0.0138in solid #000000" fo:background-color="#595959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border="0in solid #FFFFFF" fo:padding="0.4305in" style:shadow="#000000 0in 0in" fo:text-align="center"/>
      <style:text-properties style:font-name="Calibri" style:font-name-asian="Droid Sans" style:font-name-complex="Calibri" fo:font-weight="bold" style:font-weight-asian="bold" fo:color="#FFFFFF" fo:font-size="11pt" style:font-size-asian="11pt" style:font-size-complex="14pt"/>
    </style:style>
    <style:style style:name="P58" style:parent-style-name="Standard" style:family="paragraph">
      <style:paragraph-properties fo:widows="0" fo:orphans="0" fo:border="0in solid #FFFFFF" fo:padding="0.4305in" style:shadow="#000000 0in 0in" fo:text-align="center"/>
    </style:style>
    <style:style style:name="T59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60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61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ableCell62" style:family="table-cell">
      <style:table-cell-properties fo:border="0.0138in solid #000000" fo:background-color="#595959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widows="0" fo:orphans="0" fo:border="0in solid #FFFFFF" fo:padding="0.4305in" style:shadow="#000000 0in 0in" fo:text-align="center"/>
      <style:text-properties style:font-name="Calibri" style:font-name-asian="Droid Sans" style:font-name-complex="Calibri" fo:font-weight="bold" style:font-weight-asian="bold" fo:color="#FFFFFF" fo:font-size="11pt" style:font-size-asian="11pt" style:font-size-complex="14pt" fo:language="en" fo:country="GB"/>
    </style:style>
    <style:style style:name="P64" style:parent-style-name="Standard" style:family="paragraph">
      <style:paragraph-properties fo:widows="0" fo:orphans="0" fo:border="0in solid #FFFFFF" fo:padding="0.4305in" style:shadow="#000000 0in 0in" fo:text-align="center"/>
    </style:style>
    <style:style style:name="T65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 fo:language="en" fo:country="GB"/>
    </style:style>
    <style:style style:name="T66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 fo:language="en" fo:country="GB"/>
    </style:style>
    <style:style style:name="T67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 fo:language="en" fo:country="GB"/>
    </style:style>
    <style:style style:name="T68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 fo:language="en" fo:country="GB"/>
    </style:style>
    <style:style style:name="T69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 fo:language="en" fo:country="GB"/>
    </style:style>
    <style:style style:name="T70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 fo:language="en" fo:country="GB"/>
    </style:style>
    <style:style style:name="TableRow71" style:family="table-row">
      <style:table-row-properties style:min-row-height="0.893in" style:use-optimal-row-height="false"/>
    </style:style>
    <style:style style:name="TableCell72" style:family="table-cell">
      <style:table-cell-properties fo:border="0.0138in solid #000000" fo:background-color="#595959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widows="0" fo:orphans="0" fo:border="0in solid #FFFFFF" fo:padding="0.4305in" style:shadow="#000000 0in 0in"/>
    </style:style>
    <style:style style:name="T74" style:parent-style-name="Absatz-Standardschriftart" style:family="text">
      <style:text-properties style:font-name="Calibri" style:font-name-asian="Droid Sans" style:font-name-complex="Calibri" fo:font-weight="bold" style:font-weight-asian="bold" fo:color="#FFFFFF" fo:font-size="11pt" style:font-size-asian="11pt"/>
    </style:style>
    <style:style style:name="TableCell75" style:family="table-cell">
      <style:table-cell-properties fo:border="0.0138in solid #000000" style:writing-mode="lr-tb" fo:padding-top="0in" fo:padding-left="0.075in" fo:padding-bottom="0in" fo:padding-right="0.075in"/>
    </style:style>
    <style:style style:name="P76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</style:style>
    <style:style style:name="T77" style:parent-style-name="Absatz-Standardschriftart" style:family="text">
      <style:text-properties style:font-name="Calibri Light" style:font-name-asian="Droid Sans" style:font-name-complex="Calibri Light" fo:font-size="8pt" style:font-size-asian="8pt" style:font-size-complex="14pt"/>
    </style:style>
    <style:style style:name="P78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</style:style>
    <style:style style:name="T79" style:parent-style-name="Absatz-Standardschriftart" style:family="text">
      <style:text-properties style:font-name="Calibri Light" style:font-name-asian="Droid Sans" style:font-name-complex="Calibri Light" fo:font-size="8pt" style:font-size-asian="8pt" style:font-size-complex="14pt"/>
    </style:style>
    <style:style style:name="P80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</style:style>
    <style:style style:name="T81" style:parent-style-name="Absatz-Standardschriftart" style:family="text">
      <style:text-properties style:font-name="Calibri Light" style:font-name-asian="Droid Sans" style:font-name-complex="Calibri Light" fo:font-size="8pt" style:font-size-asian="8pt" style:font-size-complex="14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84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85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86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87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88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89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90" style:family="table-cell">
      <style:table-cell-properties fo:border="0.0138in solid #000000" style:writing-mode="lr-tb" fo:padding-top="0in" fo:padding-left="0.075in" fo:padding-bottom="0in" fo:padding-right="0.075in"/>
    </style:style>
    <style:style style:name="P91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92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93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94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95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96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97" style:family="table-cell">
      <style:table-cell-properties fo:border="0.0138in solid #000000" style:writing-mode="lr-tb" fo:padding-top="0in" fo:padding-left="0.075in" fo:padding-bottom="0in" fo:padding-right="0.075in"/>
    </style:style>
    <style:style style:name="P98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99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00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01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02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Row103" style:family="table-row">
      <style:table-row-properties style:min-row-height="0.893in" style:use-optimal-row-height="false"/>
    </style:style>
    <style:style style:name="TableCell104" style:family="table-cell">
      <style:table-cell-properties fo:border-top="0.0138in solid #000000" fo:border-left="0.0138in solid #000000" fo:border-bottom="0.0069in solid #000000" fo:border-right="0.0138in solid #000000" fo:background-color="#595959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widows="0" fo:orphans="0" fo:border="0in solid #FFFFFF" fo:padding="0.4305in" style:shadow="#000000 0in 0in"/>
      <style:text-properties style:font-name="Calibri" style:font-name-asian="Droid Sans" style:font-name-complex="Calibri" fo:font-weight="bold" style:font-weight-asian="bold" fo:color="#FFFFFF" fo:font-size="11pt" style:font-size-asian="11pt" style:font-size-complex="14pt"/>
    </style:style>
    <style:style style:name="P106" style:parent-style-name="Standard" style:family="paragraph">
      <style:paragraph-properties fo:widows="0" fo:orphans="0" fo:border="0in solid #FFFFFF" fo:padding="0.4305in" style:shadow="#000000 0in 0in"/>
      <style:text-properties style:font-name="Calibri" style:font-name-asian="Droid Sans" style:font-name-complex="Calibri" fo:font-weight="bold" style:font-weight-asian="bold" fo:color="#FFFFFF" style:font-size-complex="14pt"/>
    </style:style>
    <style:style style:name="P107" style:parent-style-name="Standard" style:family="paragraph">
      <style:paragraph-properties fo:widows="0" fo:orphans="0" fo:border="0in solid #FFFFFF" fo:padding="0.4305in" style:shadow="#000000 0in 0in"/>
    </style:style>
    <style:style style:name="T108" style:parent-style-name="Absatz-Standardschriftart" style:family="text">
      <style:text-properties style:font-name="Calibri" style:font-name-asian="Droid Sans" style:font-name-complex="Calibri" fo:font-style="italic" style:font-style-asian="italic" fo:color="#FFFFFF" fo:font-size="8pt" style:font-size-asian="8pt"/>
    </style:style>
    <style:style style:name="TableCell109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10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11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12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13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114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15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16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17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18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19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20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121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22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23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24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25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26" style:parent-style-name="Listenabsatz" style:family="paragraph">
      <style:paragraph-properties fo:widows="0" fo:orphans="0" fo:border="0in solid #FFFFFF" fo:padding="0.4305in" style:shadow="#000000 0in 0in" fo:margin-left="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127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28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29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30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31" style:parent-style-name="Listenabsatz" style:family="paragraph">
      <style:paragraph-properties fo:widows="0" fo:orphans="0" fo:border="0in solid #FFFFFF" fo:padding="0.4305in" style:shadow="#000000 0in 0in" fo:margin-left="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Row132" style:family="table-row">
      <style:table-row-properties style:min-row-height="0.893in" style:use-optimal-row-height="false"/>
    </style:style>
    <style:style style:name="TableCell133" style:family="table-cell">
      <style:table-cell-properties fo:border-top="0.0138in solid #000000" fo:border-left="0.0138in solid #000000" fo:border-bottom="0.0069in solid #000000" fo:border-right="0.0138in solid #000000" fo:background-color="#595959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widows="0" fo:orphans="0" fo:border="0in solid #FFFFFF" fo:padding="0.4305in" style:shadow="#000000 0in 0in"/>
      <style:text-properties style:font-name="Calibri" style:font-name-asian="Droid Sans" style:font-name-complex="Calibri" fo:font-weight="bold" style:font-weight-asian="bold" fo:color="#FFFFFF" fo:font-size="11pt" style:font-size-asian="11pt" style:font-size-complex="14pt"/>
    </style:style>
    <style:style style:name="TableCell135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36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37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38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39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140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41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42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43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44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45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46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147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48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49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50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51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52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153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54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 fo:language="en" fo:country="GB"/>
    </style:style>
    <style:style style:name="P155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56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57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Row158" style:family="table-row">
      <style:table-row-properties style:min-row-height="0.5916in" style:use-optimal-row-height="false"/>
    </style:style>
    <style:style style:name="TableCell159" style:family="table-cell">
      <style:table-cell-properties fo:border-top="0.0138in solid #000000" fo:border-left="0.0138in solid #000000" fo:border-bottom="0.0069in solid #000000" fo:border-right="0.0138in solid #000000" fo:background-color="#595959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widows="0" fo:orphans="0" fo:border="0in solid #FFFFFF" fo:padding="0.4305in" style:shadow="#000000 0in 0in"/>
    </style:style>
    <style:style style:name="T161" style:parent-style-name="Absatz-Standardschriftart" style:family="text">
      <style:text-properties style:font-name="Calibri" style:font-name-asian="Droid Sans" style:font-name-complex="Calibri" fo:font-weight="bold" style:font-weight-asian="bold" fo:color="#FFFFFF" fo:font-size="11pt" style:font-size-asian="11pt" style:font-size-complex="14pt"/>
    </style:style>
    <style:style style:name="TableCell162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63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164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65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66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67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68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169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70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71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72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73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174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75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76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77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Row178" style:family="table-row">
      <style:table-row-properties style:min-row-height="0.4215in" style:use-optimal-row-height="false"/>
    </style:style>
    <style:style style:name="TableCell179" style:family="table-cell">
      <style:table-cell-properties fo:border-top="0.0138in solid #000000" fo:border-left="0.0138in solid #000000" fo:border-bottom="0.0069in solid #000000" fo:border-right="0.0138in solid #000000" fo:background-color="#595959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widows="0" fo:orphans="0" fo:border="0in solid #FFFFFF" fo:padding="0.4305in" style:shadow="#000000 0in 0in"/>
    </style:style>
    <style:style style:name="T181" style:parent-style-name="Absatz-Standardschriftart" style:family="text">
      <style:text-properties style:font-name="Calibri" style:font-name-asian="Droid Sans" style:font-name-complex="Calibri" fo:font-weight="bold" style:font-weight-asian="bold" fo:color="#FFFFFF" fo:font-size="11pt" style:font-size-asian="11pt" style:font-size-complex="14pt"/>
    </style:style>
    <style:style style:name="T182" style:parent-style-name="Absatz-Standardschriftart" style:family="text">
      <style:text-properties style:font-name="Calibri" style:font-name-asian="Droid Sans" style:font-name-complex="Calibri" fo:font-weight="bold" style:font-weight-asian="bold" fo:color="#FFFFFF" fo:font-size="11pt" style:font-size-asian="11pt" style:font-size-complex="14pt"/>
    </style:style>
    <style:style style:name="T183" style:parent-style-name="Absatz-Standardschriftart" style:family="text">
      <style:text-properties style:font-name="Calibri" style:font-name-asian="Droid Sans" style:font-name-complex="Calibri" fo:font-weight="bold" style:font-weight-asian="bold" fo:color="#FFFFFF" fo:font-size="11pt" style:font-size-asian="11pt" style:font-size-complex="14pt"/>
    </style:style>
    <style:style style:name="T184" style:parent-style-name="Absatz-Standardschriftart" style:family="text">
      <style:text-properties style:font-name="Calibri" style:font-name-asian="Droid Sans" style:font-name-complex="Calibri" fo:font-weight="bold" style:font-weight-asian="bold" fo:color="#FFFFFF" fo:font-size="11pt" style:font-size-asian="11pt" style:font-size-complex="14pt"/>
    </style:style>
    <style:style style:name="TableCell185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86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187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88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89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90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191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92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193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94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195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Row196" style:family="table-row">
      <style:table-row-properties style:min-row-height="0.4312in" style:use-optimal-row-height="false"/>
    </style:style>
    <style:style style:name="TableCell197" style:family="table-cell">
      <style:table-cell-properties fo:border-top="0.0138in solid #000000" fo:border-left="0.0138in solid #000000" fo:border-bottom="0.0069in solid #000000" fo:border-right="0.0138in solid #000000" fo:background-color="#595959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widows="0" fo:orphans="0" fo:border="0in solid #FFFFFF" fo:padding="0.4305in" style:shadow="#000000 0in 0in"/>
      <style:text-properties style:font-name="Calibri" style:font-name-asian="Droid Sans" style:font-name-complex="Calibri" fo:font-weight="bold" style:font-weight-asian="bold" fo:color="#FFFFFF" fo:font-size="11pt" style:font-size-asian="11pt" style:font-size-complex="14pt"/>
    </style:style>
    <style:style style:name="TableCell199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00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01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02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203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04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05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06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07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08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209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10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11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12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13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TableCell214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15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16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17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18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19" style:parent-style-name="Listenabsatz" style:family="paragraph">
      <style:paragraph-properties fo:widows="0" fo:orphans="0" fo:border="0in solid #FFFFFF" fo:padding="0.4305in" style:shadow="#000000 0in 0in" fo:margin-left="0.1215in" fo:text-indent="-0.1215in">
        <style:tab-stops/>
      </style:paragraph-properties>
      <style:text-properties style:font-name="Calibri Light" style:font-name-asian="Droid Sans" style:font-name-complex="Calibri Light" fo:font-size="8pt" style:font-size-asian="8pt" style:font-size-complex="14pt"/>
    </style:style>
    <style:style style:name="P220" style:parent-style-name="Standard" style:family="paragraph">
      <style:paragraph-properties fo:widows="0" fo:orphans="0" fo:border="0in solid #FFFFFF" fo:padding="0.4305in" style:shadow="#000000 0in 0in" fo:line-height="115%"/>
      <style:text-properties style:font-name="Verdana" style:font-name-asian="Verdana" style:font-name-complex="Verdana" fo:font-weight="bold" style:font-weight-asian="bold" fo:font-size="2pt" style:font-size-asian="2pt" style:font-size-complex="9pt"/>
    </style:style>
  </office:automatic-styles>
  <office:body>
    <office:text text:use-soft-page-breaks="true">
      <text:p text:style-name="P1"/>
      <text:p text:style-name="P14"><text:span text:style-name="T15">Zweck</text:span><text:span text:style-name="T16">:</text:span><text:span text:style-name="T17"><text:s text:c="2"/></text:span><text:span text:style-name="T18">Ein Planungs- und<text:s/></text:span><text:span text:style-name="T19">Betrieb</text:span><text:span text:style-name="T20">stool, das Informationen über Aktivitäten, Räume, Technik und Dienste zusammenstellt, um diese bereichsübergreifend und über verschiedene Raumtypen hinweg zu koordinieren.</text:span></text:p>
      <text:p text:style-name="P21"/>
      <text:p text:style-name="P22">Instruktionen:</text:p>
      <text:list text:style-name="LFO2" text:continue-numbering="true">
        <text:list-item>
          <text:p text:style-name="P23"><text:span text:style-name="T24">Informationen aus anderen im Toolkit verwendeten Tools sammeln und eine kurze Zusammenfassung der wichtigsten Ausrichtungen erstellen ODER zunächst dazu verwenden, vorläufige Ideen aufzuzeichnen und Fragen oder "Löcher" zu identifizieren.</text:span></text:p>
        </text:list-item>
        <text:list-item>
          <text:p text:style-name="P25"><text:span text:style-name="T26">Nach dem Ausfüllen über die Zellen hinweg nach Übereinstimmungen/Konflikten, Doppelungen oder anderen Mustern suchen, die bei der Planung und dem Betrieb helfen.</text:span></text:p>
        </text:list-item>
        <text:list-item>
          <text:p text:style-name="P27"><text:span text:style-name="T28">Dieses Tool verwenden, um zu überprüfen, ob die Gestaltung und der Betrieb des Raums den beabsichtigten Zielen entsprechen, und die Ergebnisse der Bedarfsanalyse überprüfen.</text:span></text:p>
        </text:list-item>
      </text:list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/>
          </table:table-cell>
          <table:table-cell table:style-name="TableCell40">
            <text:p text:style-name="P41">Aktivitäten</text:p>
            <text:p text:style-name="P42"><text:span text:style-name="T43">(aus</text:span><text:span text:style-name="T44"><text:s/>User Story Tool,<text:s/></text:span><text:span text:style-name="T45">Bedarfsanalyse</text:span><text:span text:style-name="T46"><text:s/></text:span><text:span text:style-name="T47">u</text:span><text:span text:style-name="T48">nd Personas)</text:span></text:p>
          </table:table-cell>
          <table:table-cell table:style-name="TableCell49">
            <text:p text:style-name="P50">Raumdesign-Kriterien</text:p>
            <text:p text:style-name="P51"><text:span text:style-name="T52">(</text:span><text:span text:style-name="T53">au</text:span><text:span text:style-name="T54">s Bedarfsanalyse u</text:span><text:span text:style-name="T55">nd Space Browser)</text:span></text:p>
          </table:table-cell>
          <table:table-cell table:style-name="TableCell56">
            <text:p text:style-name="P57">Technikdesign-Kriterien</text:p>
            <text:p text:style-name="P58"><text:span text:style-name="T59">(</text:span><text:span text:style-name="T60">aus Bedarfsanalyse u</text:span><text:span text:style-name="T61">nd Space Browser)</text:span></text:p>
          </table:table-cell>
          <table:table-cell table:style-name="TableCell62">
            <text:p text:style-name="P63">Servicedesign-Kriterien</text:p>
            <text:p text:style-name="P64"><text:span text:style-name="T65">(aus</text:span><text:span text:style-name="T66"><text:s/>Journey Maps, Service Blueprints</text:span><text:span text:style-name="T67"><text:s/>u</text:span><text:span text:style-name="T68">nd Service</text:span><text:span text:style-name="T69">philosophie</text:span><text:span text:style-name="T70">)</text:span></text:p>
          </table:table-cell>
        </table:table-row>
        <table:table-row table:style-name="TableRow71">
          <table:table-cell table:style-name="TableCell72">
            <text:p text:style-name="P73"><text:span text:style-name="T74">Präsentations-übungsräume</text:span></text:p>
          </table:table-cell>
          <table:table-cell table:style-name="TableCell75">
            <text:list text:style-name="LFO5" text:continue-numbering="true">
              <text:list-item>
                <text:p text:style-name="P76"><text:span text:style-name="T77">Individuelle und Gruppenpräsentationen üben und überarbeiten</text:span></text:p>
              </text:list-item>
              <text:list-item>
                <text:p text:style-name="P78"><text:span text:style-name="T79">Whiteboard Diskussionen</text:span></text:p>
              </text:list-item>
              <text:list-item>
                <text:p text:style-name="P80"><text:span text:style-name="T81">Dokumente ausbreiten und/oder anpinnen</text:span></text:p>
              </text:list-item>
            </text:list>
          </table:table-cell>
          <table:table-cell table:style-name="TableCell82">
            <text:list text:style-name="LFO5" text:continue-numbering="true">
              <text:list-item>
                <text:p text:style-name="P83">Abgeschlossen, akustische Abtrennung</text:p>
              </text:list-item>
              <text:list-item>
                <text:p text:style-name="P84">Beschreibbare Oberflächen</text:p>
              </text:list-item>
              <text:list-item>
                <text:p text:style-name="P85">Feste oder mobile Arbeitsoberfläche(n)</text:p>
              </text:list-item>
              <text:list-item>
                <text:p text:style-name="P86">Regulierbare Beleuchtung</text:p>
              </text:list-item>
              <text:list-item>
                <text:p text:style-name="P87">Glastür / -wand</text:p>
              </text:list-item>
              <text:list-item>
                <text:p text:style-name="P88">Kann Einwegglas enthalten</text:p>
              </text:list-item>
              <text:list-item>
                <text:p text:style-name="P89">Pult (passend zum Raumsetup) möglich</text:p>
              </text:list-item>
            </text:list>
          </table:table-cell>
          <table:table-cell table:style-name="TableCell90">
            <text:list text:style-name="LFO5" text:continue-numbering="true">
              <text:list-item>
                <text:p text:style-name="P91">Geteiltes Display/Projektor mit Verbindungen für Geräte</text:p>
              </text:list-item>
              <text:list-item>
                <text:p text:style-name="P92">Weißes Rauschen</text:p>
              </text:list-item>
              <text:list-item>
                <text:p text:style-name="P93">Strom und Datenanschluss</text:p>
              </text:list-item>
              <text:list-item>
                <text:p text:style-name="P94">Raumbuchungsdisplay (gedruckt /<text:s/>digital)</text:p>
              </text:list-item>
              <text:list-item>
                <text:p text:style-name="P95">„Confidence Monitore“ für Vortragende</text:p>
              </text:list-item>
              <text:list-item>
                <text:p text:style-name="P96">Kamera(s) – fest oder mobil</text:p>
              </text:list-item>
            </text:list>
          </table:table-cell>
          <table:table-cell table:style-name="TableCell97">
            <text:list text:style-name="LFO5" text:continue-numbering="true">
              <text:list-item>
                <text:p text:style-name="P98">Kein<text:s/>zugewiesener<text:s/>Support<text:s/></text:p>
              </text:list-item>
              <text:list-item>
                <text:p text:style-name="P99">Wege um Support zu kontaktieren (z.B. Chat, Email, Telefon)</text:p>
              </text:list-item>
              <text:list-item>
                <text:p text:style-name="P100">Raumreservierungssystem</text:p>
              </text:list-item>
              <text:list-item>
                <text:p text:style-name="P101">Vortragscoaching mit Termin</text:p>
              </text:list-item>
              <text:list-item>
                <text:p text:style-name="P102">Workshops zu Vortragsfertigkeiten</text:p>
              </text:list-item>
            </text:list>
          </table:table-cell>
        </table:table-row>
        <table:table-row table:style-name="TableRow103">
          <table:table-cell table:style-name="TableCell104">
            <text:p text:style-name="P105">Gruppen-Arbeitsräume</text:p>
            <text:p text:style-name="P106"><text:s/></text:p>
            <text:p text:style-name="P107"><text:span text:style-name="T108">(Anmerkung: können halb-offen sein, z.B. Nische)</text:span></text:p>
          </table:table-cell>
          <table:table-cell table:style-name="TableCell109">
            <text:list text:style-name="LFO5" text:continue-numbering="true">
              <text:list-item>
                <text:p text:style-name="P110">Inhalte auf dem Bildschirm ansehen</text:p>
              </text:list-item>
              <text:list-item>
                <text:p text:style-name="P111">Whiteboard Diskussionen</text:p>
              </text:list-item>
              <text:list-item>
                <text:p text:style-name="P112">Dokumente ausbreiten und/oder anpinnen</text:p>
              </text:list-item>
              <text:list-item>
                <text:p text:style-name="P113">Kollaboratives Lernen (Aufgaben oder für Prüfungen)</text:p>
              </text:list-item>
            </text:list>
          </table:table-cell>
          <table:table-cell table:style-name="TableCell114">
            <text:list text:style-name="LFO5" text:continue-numbering="true">
              <text:list-item>
                <text:p text:style-name="P115">Abgeschlossen, akustische Abtrennung</text:p>
              </text:list-item>
              <text:list-item>
                <text:p text:style-name="P116">Beschreibbare Oberflächen</text:p>
              </text:list-item>
              <text:list-item>
                <text:p text:style-name="P117">Vom Verkehrsweg aus sichtbar</text:p>
              </text:list-item>
              <text:list-item>
                <text:p text:style-name="P118">Feste oder mobile Arbeitsoberfläche(n)</text:p>
              </text:list-item>
              <text:list-item>
                <text:p text:style-name="P119">Regulierbare Beleuchtung</text:p>
              </text:list-item>
              <text:list-item>
                <text:p text:style-name="P120">Glastür / -wand</text:p>
              </text:list-item>
            </text:list>
          </table:table-cell>
          <table:table-cell table:style-name="TableCell121">
            <text:list text:style-name="LFO5" text:continue-numbering="true">
              <text:list-item>
                <text:p text:style-name="P122">Geteiltes Display/Projektor mit Verbindungen für Geräte</text:p>
              </text:list-item>
              <text:list-item>
                <text:p text:style-name="P123">Weißes Rauschen</text:p>
              </text:list-item>
              <text:list-item>
                <text:p text:style-name="P124">Strom und Datenanschluss</text:p>
              </text:list-item>
              <text:list-item>
                <text:p text:style-name="P125">Raumbuchungsdisplay<text:s/>(gedruckt / digital)</text:p>
              </text:list-item>
            </text:list>
            <text:p text:style-name="P126"/>
          </table:table-cell>
          <table:table-cell table:style-name="TableCell127">
            <text:list text:style-name="LFO5" text:continue-numbering="true">
              <text:list-item>
                <text:p text:style-name="P128">Kein zugewiesener Support<text:s/></text:p>
              </text:list-item>
              <text:list-item>
                <text:p text:style-name="P129">Wege um Support zu kontaktieren (z.B. Chat, Email, Telefon)</text:p>
              </text:list-item>
              <text:list-item>
                <text:p text:style-name="P130">Raumreservierungssystem</text:p>
              </text:list-item>
            </text:list>
            <text:p text:style-name="P131"/>
          </table:table-cell>
        </table:table-row>
        <table:table-row table:style-name="TableRow132">
          <table:table-cell table:style-name="TableCell133">
            <text:p text:style-name="P134">Service-Point</text:p>
          </table:table-cell>
          <table:table-cell table:style-name="TableCell135">
            <text:list text:style-name="LFO5" text:continue-numbering="true">
              <text:list-item>
                <text:p text:style-name="P136">Forschungsunterstützende Beratungen</text:p>
              </text:list-item>
              <text:list-item>
                <text:p text:style-name="P137">Technikbezogene Beratungen</text:p>
              </text:list-item>
              <text:list-item>
                <text:p text:style-name="P138">Zirkulation von Informationsressourcen und Geräten</text:p>
              </text:list-item>
              <text:list-item>
                <text:p text:style-name="P139">Diverse Fragen, z.B. Wegbeschreibungen,<text:s/>Datenverbindungen,<text:s/>Drucken, Raummanagement / Admin</text:p>
              </text:list-item>
            </text:list>
          </table:table-cell>
          <table:table-cell table:style-name="TableCell140">
            <text:list text:style-name="LFO5" text:continue-numbering="true">
              <text:list-item>
                <text:p text:style-name="P141">Gut sichtbar, nah am Eingang und Verkehrsweg</text:p>
              </text:list-item>
              <text:list-item>
                <text:p text:style-name="P142">Einladende<text:s/>Atmosphäre / Ästhetik (z.B. keine Barrieren)</text:p>
              </text:list-item>
              <text:list-item>
                <text:p text:style-name="P143">Unbeaufsichtigt lassen möglich, wenn<text:s/>unbesetzt</text:p>
              </text:list-item>
              <text:list-item>
                <text:p text:style-name="P144">Verschließbare Aufbewahrung für Geräte<text:s/></text:p>
              </text:list-item>
              <text:list-item>
                <text:p text:style-name="P145">Arbeitsfläche</text:p>
              </text:list-item>
              <text:list-item>
                <text:p text:style-name="P146">Offene oder geschlossene Beratungsbereich(e)</text:p>
              </text:list-item>
            </text:list>
          </table:table-cell>
          <table:table-cell table:style-name="TableCell147">
            <text:list text:style-name="LFO5" text:continue-numbering="true">
              <text:list-item>
                <text:p text:style-name="P148">Arbeitsplatz mit teilbarem Bildschirm</text:p>
              </text:list-item>
              <text:list-item>
                <text:p text:style-name="P149">Strom</text:p>
              </text:list-item>
              <text:list-item>
                <text:p text:style-name="P150">Geräte zum Ausleihen</text:p>
              </text:list-item>
              <text:list-item>
                <text:p text:style-name="P151">Angrenzende Anzeigen für Verfügbarkeit von Räumen / Arbeitsplätzen, Wegbeschreibung, etc.</text:p>
              </text:list-item>
              <text:list-item>
                <text:p text:style-name="P152">Kommunikationspersonal</text:p>
              </text:list-item>
            </text:list>
          </table:table-cell>
          <table:table-cell table:style-name="TableCell153">
            <text:list text:style-name="LFO5" text:continue-numbering="true">
              <text:list-item>
                <text:p text:style-name="P154">Integriertes<text:s/>one-stop-shop<text:s/>Service Modell</text:p>
              </text:list-item>
              <text:list-item>
                <text:p text:style-name="P155">“Heimatbasis” für Personal, das sich durch den gesamten Bereich bewegt</text:p>
              </text:list-item>
              <text:list-item>
                <text:p text:style-name="P156">Triage Konzept um dringende Probleme zu bearbeiten und weiter zu verweisen</text:p>
              </text:list-item>
              <text:list-item>
                <text:p text:style-name="P157">Ort um digitale Anfragen<text:s/>zu bearbeiten (z.B. IM)</text:p>
              </text:list-item>
            </text:list>
          </table:table-cell>
        </table:table-row>
        <table:table-row table:style-name="TableRow158">
          <table:table-cell table:style-name="TableCell159">
            <text:p text:style-name="P160"><text:span text:style-name="T161">Offener Einzel- arbeitsbereich</text:span></text:p>
          </table:table-cell>
          <table:table-cell table:style-name="TableCell162">
            <text:list text:style-name="LFO5" text:continue-numbering="true">
              <text:list-item>
                <text:p text:style-name="P163">Alleinarbeit (z.B. ein wissenschaftliches Paper schreiben)</text:p>
              </text:list-item>
            </text:list>
          </table:table-cell>
          <table:table-cell table:style-name="TableCell164">
            <text:list text:style-name="LFO5" text:continue-numbering="true">
              <text:list-item>
                <text:p text:style-name="P165">Feste oder mobile Arbeitsfläche</text:p>
              </text:list-item>
              <text:list-item>
                <text:p text:style-name="P166">Sitzplatz</text:p>
              </text:list-item>
              <text:list-item>
                <text:p text:style-name="P167">Visuelle Abschirmung (Menge variiert)</text:p>
              </text:list-item>
              <text:list-item>
                <text:p text:style-name="P168">Bewegliches Whiteboard/Abtrennung möglich</text:p>
              </text:list-item>
            </text:list>
          </table:table-cell>
          <table:table-cell table:style-name="TableCell169">
            <text:list text:style-name="LFO5" text:continue-numbering="true">
              <text:list-item>
                <text:p text:style-name="P170">Strom und Datenanschluss</text:p>
              </text:list-item>
              <text:list-item>
                <text:p text:style-name="P171">Arbeitsplatz mit festem PC möglich</text:p>
              </text:list-item>
              <text:list-item>
                <text:p text:style-name="P172">Mehrere Bildschirme möglich</text:p>
              </text:list-item>
              <text:list-item>
                <text:p text:style-name="P173">Laptop Docking Station möglich</text:p>
              </text:list-item>
            </text:list>
          </table:table-cell>
          <table:table-cell table:style-name="TableCell174">
            <text:list text:style-name="LFO5" text:continue-numbering="true">
              <text:list-item>
                <text:p text:style-name="P175">Kein zugewiesener Support<text:s/></text:p>
              </text:list-item>
              <text:list-item>
                <text:p text:style-name="P176">Wege um Support zu kontaktieren (z.B. Chat, Email, Telefon)</text:p>
              </text:list-item>
              <text:list-item>
                <text:p text:style-name="P177">Zentrales Verfügbarkeitsdisplay</text:p>
              </text:list-item>
            </text:list>
          </table:table-cell>
        </table:table-row>
        <table:table-row table:style-name="TableRow178">
          <table:table-cell table:style-name="TableCell179">
            <text:p text:style-name="P180"><text:span text:style-name="T181">Flexibler</text:span><text:span text:style-name="T182"><text:s/>Gruppen</text:span><text:span text:style-name="T183">-</text:span><text:span text:style-name="T184">arbeitsbereich</text:span></text:p>
          </table:table-cell>
          <table:table-cell table:style-name="TableCell185">
            <text:list text:style-name="LFO5" text:continue-numbering="true">
              <text:list-item>
                <text:p text:style-name="P186">Gruppenarbeit (z.B. Projektarbeit)</text:p>
              </text:list-item>
            </text:list>
          </table:table-cell>
          <table:table-cell table:style-name="TableCell187">
            <text:list text:style-name="LFO5" text:continue-numbering="true">
              <text:list-item>
                <text:p text:style-name="P188">Mobile Arbeitsfläche(n)</text:p>
              </text:list-item>
              <text:list-item>
                <text:p text:style-name="P189">Sitzplatz</text:p>
              </text:list-item>
              <text:list-item>
                <text:p text:style-name="P190">Bewegliches Whiteboard/Abtrennung möglich</text:p>
              </text:list-item>
            </text:list>
          </table:table-cell>
          <table:table-cell table:style-name="TableCell191">
            <text:list text:style-name="LFO5" text:continue-numbering="true">
              <text:list-item>
                <text:p text:style-name="P192">Strom</text:p>
              </text:list-item>
            </text:list>
          </table:table-cell>
          <table:table-cell table:style-name="TableCell193">
            <text:list text:style-name="LFO5" text:continue-numbering="true">
              <text:list-item>
                <text:p text:style-name="P194">Kein zugewiesener Support<text:s/></text:p>
              </text:list-item>
              <text:list-item>
                <text:p text:style-name="P195">Wege um Support zu kontaktieren (z.B. Chat, Email, Telefon)</text:p>
              </text:list-item>
            </text:list>
          </table:table-cell>
        </table:table-row>
        <table:table-row table:style-name="TableRow196">
          <table:table-cell table:style-name="TableCell197">
            <text:p text:style-name="P198">Digitales Medienlab</text:p>
          </table:table-cell>
          <table:table-cell table:style-name="TableCell199">
            <text:list text:style-name="LFO5" text:continue-numbering="true">
              <text:list-item>
                <text:p text:style-name="P200">Medienproduktion einschließlich Design, Bearbeitung, Aufzeichnung und Drucken</text:p>
              </text:list-item>
              <text:list-item>
                <text:p text:style-name="P201">Medienberatungen mit Mitarbeitern</text:p>
              </text:list-item>
              <text:list-item>
                <text:p text:style-name="P202">Zugriff auf Spezielle Formate<text:s/></text:p>
              </text:list-item>
            </text:list>
          </table:table-cell>
          <table:table-cell table:style-name="TableCell203">
            <text:list text:style-name="LFO5" text:continue-numbering="true">
              <text:list-item>
                <text:p text:style-name="P204">Abgeschlossen,<text:s/>akustische Abtrennung</text:p>
              </text:list-item>
              <text:list-item>
                <text:p text:style-name="P205">Sichtbarkeit um Nutzung zu unterstützen</text:p>
              </text:list-item>
              <text:list-item>
                <text:p text:style-name="P206">Kein natürliches Licht nötig</text:p>
              </text:list-item>
              <text:list-item>
                <text:p text:style-name="P207">Regulierbare Beleuchtung</text:p>
              </text:list-item>
              <text:list-item>
                <text:p text:style-name="P208">Kleinere, spezialisiertere Bereiche für Videoaufzeichnung und -bearbeitung</text:p>
              </text:list-item>
            </text:list>
          </table:table-cell>
          <table:table-cell table:style-name="TableCell209">
            <text:list text:style-name="LFO5" text:continue-numbering="true">
              <text:list-item>
                <text:p text:style-name="P210">High-End Medienarbeitsplätze mit großen Bildschirmen</text:p>
              </text:list-item>
              <text:list-item>
                <text:p text:style-name="P211">Periphergeräte wie Scanner und Medienlesegeräte</text:p>
              </text:list-item>
              <text:list-item>
                <text:p text:style-name="P212">Großformatdrucker</text:p>
              </text:list-item>
              <text:list-item>
                <text:p text:style-name="P213">Geräte wie Mikros, Lautsprecher, Kameras</text:p>
              </text:list-item>
            </text:list>
          </table:table-cell>
          <table:table-cell table:style-name="TableCell214">
            <text:list text:style-name="LFO5" text:continue-numbering="true">
              <text:list-item>
                <text:p text:style-name="P215">Nicht Vollzeit besetzt, studentische Aushilfen bei Bedarf verfügbar</text:p>
              </text:list-item>
              <text:list-item>
                <text:p text:style-name="P216">Medienberater für Projekte</text:p>
              </text:list-item>
              <text:list-item>
                <text:p text:style-name="P217">Softwareworkshops</text:p>
              </text:list-item>
              <text:list-item>
                <text:p text:style-name="P218">Workshops zu Geräten</text:p>
              </text:list-item>
              <text:list-item>
                <text:p text:style-name="P219">Drucksupport</text:p>
              </text:list-item>
            </text:list>
          </table:table-cell>
        </table:table-row>
      </table:table>
      <text:p text:style-name="P2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.0416in"/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14pt" style:font-size-asian="14pt" style:font-size-complex="14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666in" fo:margin-bottom="0.0416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666in" fo:margin-bottom="0.0416in"/>
      <style:text-properties fo:font-weight="bold" style:font-weight-asian="bold" fo:font-size="14pt" style:font-size-asian="14pt" style:font-size-complex="14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666in" fo:margin-bottom="0.0416in"/>
      <style:text-properties fo:font-weight="bold" style:font-weight-asian="bold" fo:font-style="italic" style:font-style-asian="italic" fo:font-size="13pt" style:font-size-asian="13pt" style:font-size-complex="13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666in" fo:margin-bottom="0.0416in"/>
      <style:text-properties fo:font-weight="bold" style:font-weight-asian="bold" fo:font-size="11pt" style:font-size-asian="11pt" style:font-size-complex="11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keep-with-next="always" fo:keep-together="always" fo:text-align="center" fo:margin-top="0.1666in" fo:margin-bottom="0.0416in"/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Untertitel" style:display-name="Untertitel" style:family="paragraph" style:parent-style-name="Standard" style:next-style-name="Standard">
      <style:paragraph-properties fo:keep-with-next="always" fo:keep-together="always" fo:text-align="center" fo:margin-bottom="0.0416in"/>
      <style:text-properties style:font-name="Arial" style:font-name-asian="Arial" style:font-name-complex="Arial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Droid Sans" style:font-name-asian="Droid Sans" style:font-name-complex="Droid Sans" fo:font-weight="normal" style:font-weight-asian="normal" fo:font-style="normal" style:font-style-asian="normal" fo:font-variant="normal" style:text-line-through-type="none" fo:color="#000000" style:text-position="0% 100%" fo:font-size="12pt" style:font-size-asian="12pt" style:font-size-complex="12pt" fo:background-color="transparent" style:text-underline-type="none"/>
    </style:style>
    <style:style style:name="WW_CharLFO1LVL2" style:family="text">
      <style:text-properties style:font-name="Droid Sans" style:font-name-asian="Droid Sans" style:font-name-complex="Droid Sans" fo:font-weight="normal" style:font-weight-asian="normal" fo:font-style="normal" style:font-style-asian="normal" fo:font-variant="normal" style:text-line-through-type="none" fo:color="#000000" style:text-position="0% 100%" fo:font-size="12pt" style:font-size-asian="12pt" style:font-size-complex="12pt" fo:background-color="transparent" style:text-underline-type="none"/>
    </style:style>
    <style:style style:name="WW_CharLFO1LVL3" style:family="text">
      <style:text-properties style:font-name="Droid Sans" style:font-name-asian="Droid Sans" style:font-name-complex="Droid Sans" fo:font-weight="normal" style:font-weight-asian="normal" fo:font-style="normal" style:font-style-asian="normal" fo:font-variant="normal" style:text-line-through-type="none" fo:color="#000000" style:text-position="0% 100%" fo:font-size="12pt" style:font-size-asian="12pt" style:font-size-complex="12pt" fo:background-color="transparent" style:text-underline-type="none"/>
    </style:style>
    <style:style style:name="WW_CharLFO1LVL4" style:family="text">
      <style:text-properties style:font-name="Droid Sans" style:font-name-asian="Droid Sans" style:font-name-complex="Droid Sans" fo:font-weight="normal" style:font-weight-asian="normal" fo:font-style="normal" style:font-style-asian="normal" fo:font-variant="normal" style:text-line-through-type="none" fo:color="#000000" style:text-position="0% 100%" fo:font-size="12pt" style:font-size-asian="12pt" style:font-size-complex="12pt" fo:background-color="transparent" style:text-underline-type="none"/>
    </style:style>
    <style:style style:name="WW_CharLFO1LVL5" style:family="text">
      <style:text-properties style:font-name="Droid Sans" style:font-name-asian="Droid Sans" style:font-name-complex="Droid Sans" fo:font-weight="normal" style:font-weight-asian="normal" fo:font-style="normal" style:font-style-asian="normal" fo:font-variant="normal" style:text-line-through-type="none" fo:color="#000000" style:text-position="0% 100%" fo:font-size="12pt" style:font-size-asian="12pt" style:font-size-complex="12pt" fo:background-color="transparent" style:text-underline-type="none"/>
    </style:style>
    <style:style style:name="WW_CharLFO1LVL6" style:family="text">
      <style:text-properties style:font-name="Droid Sans" style:font-name-asian="Droid Sans" style:font-name-complex="Droid Sans" fo:font-weight="normal" style:font-weight-asian="normal" fo:font-style="normal" style:font-style-asian="normal" fo:font-variant="normal" style:text-line-through-type="none" fo:color="#000000" style:text-position="0% 100%" fo:font-size="12pt" style:font-size-asian="12pt" style:font-size-complex="12pt" fo:background-color="transparent" style:text-underline-type="none"/>
    </style:style>
    <style:style style:name="WW_CharLFO1LVL7" style:family="text">
      <style:text-properties style:font-name="Droid Sans" style:font-name-asian="Droid Sans" style:font-name-complex="Droid Sans" fo:font-weight="normal" style:font-weight-asian="normal" fo:font-style="normal" style:font-style-asian="normal" fo:font-variant="normal" style:text-line-through-type="none" fo:color="#000000" style:text-position="0% 100%" fo:font-size="12pt" style:font-size-asian="12pt" style:font-size-complex="12pt" fo:background-color="transparent" style:text-underline-type="none"/>
    </style:style>
    <style:style style:name="WW_CharLFO1LVL8" style:family="text">
      <style:text-properties style:font-name="Droid Sans" style:font-name-asian="Droid Sans" style:font-name-complex="Droid Sans" fo:font-weight="normal" style:font-weight-asian="normal" fo:font-style="normal" style:font-style-asian="normal" fo:font-variant="normal" style:text-line-through-type="none" fo:color="#000000" style:text-position="0% 100%" fo:font-size="12pt" style:font-size-asian="12pt" style:font-size-complex="12pt" fo:background-color="transparent" style:text-underline-type="none"/>
    </style:style>
    <style:style style:name="WW_CharLFO1LVL9" style:family="text">
      <style:text-properties style:font-name="Droid Sans" style:font-name-asian="Droid Sans" style:font-name-complex="Droid Sans" fo:font-weight="normal" style:font-weight-asian="normal" fo:font-style="normal" style:font-style-asian="normal" fo:font-variant="normal" style:text-line-through-type="none" fo:color="#000000" style:text-position="0% 100%" fo:font-size="12pt" style:font-size-asian="12pt" style:font-size-complex="12pt" fo:background-color="transparent" style:text-underline-type="none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8pt" style:font-size-asian="8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in" fo:margin-left="0.5in" fo:margin-bottom="0.2472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52in"/>
      </style:header-style>
      <style:footer-style>
        <style:header-footer-properties style:dynamic-spacing="true" fo:min-height="0.2527in"/>
      </style:footer-style>
    </style:page-layout>
    <style:style style:name="P2" style:parent-style-name="Standard" style:family="paragraph">
      <style:paragraph-properties fo:widows="0" fo:orphans="0" fo:border="0in solid #FFFFFF" fo:padding="0.4305in" style:shadow="#000000 0in 0in"/>
    </style:style>
    <style:style style:name="P3" style:parent-style-name="Standard" style:family="paragraph">
      <style:paragraph-properties fo:widows="0" fo:orphans="0" fo:border="0in solid #FFFFFF" fo:padding="0.4305in" style:shadow="#000000 0in 0in"/>
      <style:text-properties style:font-name="Calibri" style:font-name-asian="Droid Sans" style:font-name-complex="Calibri" fo:font-weight="bold" style:font-weight-asian="bold" fo:color="#7F7F7F" fo:font-size="22pt" style:font-size-asian="22pt" style:font-size-complex="22pt"/>
    </style:style>
    <style:style style:name="P4" style:parent-style-name="Standard" style:family="paragraph">
      <style:paragraph-properties fo:widows="0" fo:orphans="0" fo:border="0in solid #FFFFFF" fo:padding="0.4305in" style:shadow="#000000 0in 0in" fo:text-align="end"/>
    </style:style>
    <style:style style:name="T5" style:parent-style-name="Absatz-Standardschriftart" style:family="text">
      <style:text-properties style:font-name="Calibri" style:font-name-asian="Verdana" style:font-name-complex="Calibri" fo:color="#1155CC" fo:font-size="9pt" style:font-size-asian="9pt" style:font-size-complex="11pt"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font-name="Calibri" style:font-name-complex="Calibri" fo:font-size="9pt" style:font-size-asian="9pt" style:font-size-complex="11pt"/>
    </style:style>
    <style:style style:name="T7" style:parent-style-name="Hyperlink" style:family="text">
      <style:text-properties style:font-name="Calibri" style:font-name-complex="Calibri" fo:font-size="9pt" style:font-size-asian="9pt" style:font-size-complex="11pt"/>
    </style:style>
    <style:style style:name="P8" style:parent-style-name="Standard" style:family="paragraph">
      <style:paragraph-properties fo:widows="0" fo:orphans="0" fo:border="0in solid #FFFFFF" fo:padding="0.4305in" style:shadow="#000000 0in 0in" fo:text-align="end"/>
    </style:style>
    <style:style style:name="T9" style:parent-style-name="Absatz-Standardschriftart" style:family="text">
      <style:text-properties style:font-name="Calibri" style:font-name-complex="Calibri" fo:font-size="9pt" style:font-size-asian="9pt" style:font-size-complex="11pt"/>
    </style:style>
    <style:style style:name="T10" style:parent-style-name="Absatz-Standardschriftart" style:family="text">
      <style:text-properties style:font-name="Calibri" style:font-name-complex="Calibri" fo:font-size="9pt" style:font-size-asian="9pt" style:font-size-complex="11pt"/>
    </style:style>
    <style:style style:name="T11" style:parent-style-name="Absatz-Standardschriftart" style:family="text">
      <style:text-properties style:font-name="Calibri" style:font-name-complex="Calibri" fo:font-size="9pt" style:font-size-asian="9pt" style:font-size-complex="11pt"/>
    </style:style>
    <style:style style:name="T12" style:parent-style-name="Absatz-Standardschriftart" style:family="text">
      <style:text-properties style:font-name="Calibri" style:font-name-complex="Calibri" fo:font-size="9pt" style:font-size-asian="9pt" style:font-size-complex="11pt"/>
    </style:style>
    <style:style style:name="T13" style:parent-style-name="Absatz-Standardschriftart" style:family="text">
      <style:text-properties style:font-name="Calibri" style:font-name-complex="Calibri" fo:font-size="9pt" style:font-size-asian="9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left" style:vertical-pos="from-top"/>
    </style:style>
  </office:automatic-styles>
  <office:master-styles>
    <style:master-page style:name="MP0" style:page-layout-name="PL0">
      <style:header>
        <text:p text:style-name="P2"><draw:frame draw:z-index="251658240" draw:style-name="a0" draw:name="image1.png" text:anchor-type="paragraph" svg:x="0in" svg:y="-0.05208in" svg:width="2.05208in" svg:height="0.72917in" style:rel-width="scale" style:rel-height="scale"><draw:image xlink:href="media/image1.png" xlink:type="simple" xlink:show="embed" xlink:actuate="onLoad"/><svg:title/><svg:desc/></draw:frame></text:p>
        <text:p text:style-name="P3">Integrationsplan</text:p>
      </style:header>
      <style:footer>
        <text:p text:style-name="P4"><text:span text:style-name="T5"><draw:frame draw:z-index="251659264" draw:style-name="a1" draw:name="image2.png" text:anchor-type="paragraph" svg:x="0in" svg:y="0.00486in" svg:width="3.66944in" svg:height="0.42222in" style:rel-width="scale" style:rel-height="scale"><draw:image xlink:href="media/image2.png" xlink:type="simple" xlink:show="embed" xlink:actuate="onLoad"/><svg:title/><svg:desc/></draw:frame></text:span><text:span text:style-name="T6">Integrationsplan |<text:s/></text:span><text:a xlink:href="http://www.learningspacetoolkit.org" office:target-frame-name="_top" xlink:show="replace"><text:span text:style-name="T7">www.learningspacetoolkit.org</text:span></text:a></text:p>
        <text:p text:style-name="P8"><text:span text:style-name="T9">Übersetzung:<text:s/></text:span><text:span text:style-name="T10">Dr.<text:s/></text:span><text:span text:style-name="T11">Katharina Zinke, U</text:span><text:span text:style-name="T12">niversitätsbibliothek</text:span><text:span text:style-name="T13"><text:s/>Tübingen</text:span><text:a xlink:href="http://www.learningspacetoolkit.org" office:target-frame-name="_top" xlink:show="replace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tharina Zinke</meta:initial-creator>
    <dc:creator>Katharina Zinke</dc:creator>
    <meta:creation-date>2021-09-14T08:28:00Z</meta:creation-date>
    <dc:date>2021-09-14T08:28:00Z</dc:date>
    <meta:template xlink:href="Normal.dotm" xlink:type="simple"/>
    <meta:editing-cycles>2</meta:editing-cycles>
    <meta:editing-duration>PT0S</meta:editing-duration>
    <meta:document-statistic meta:page-count="1" meta:paragraph-count="9" meta:word-count="644" meta:character-count="4693" meta:row-count="33" meta:non-whitespace-character-count="4058"/>
  </office:meta>
</office:document-meta>
</file>